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.199cm" fo:text-indent="0cm" style:auto-text-indent="false"/>
      <style:text-properties style:text-underline-style="none" fo:background-color="transparent"/>
    </style:style>
    <style:style style:name="P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9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ext_20_body">
      <style:text-properties style:text-underline-style="non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4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Text_20_body">
      <style:paragraph-properties fo:margin-left="1.251cm" fo:margin-right="0cm" fo:text-indent="0cm" style:auto-text-indent="false"/>
    </style:style>
    <style:style style:name="P17" style:family="paragraph" style:parent-style-name="Text_20_body">
      <style:text-properties fo:background-color="#ff0000"/>
    </style:style>
    <style:style style:name="P18" style:family="paragraph" style:parent-style-name="Text_20_body" style:list-style-name="L2">
      <style:text-properties fo:background-color="#ff9966"/>
    </style:style>
    <style:style style:name="P19" style:family="paragraph" style:parent-style-name="Text_20_body">
      <style:text-properties fo:font-weight="normal" fo:background-color="transparent" style:font-weight-asian="normal" style:font-weight-complex="normal"/>
    </style:style>
    <style:style style:name="P20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21" style:family="paragraph" style:parent-style-name="Text_20_body">
      <style:text-properties fo:font-weight="normal" fo:background-color="#ffcc99" style:font-weight-asian="normal" style:font-weight-complex="normal"/>
    </style:style>
    <style:style style:name="P22" style:family="paragraph" style:parent-style-name="Text_20_body" style:list-style-name="L4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 style:list-style-name="L6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5" style:family="paragraph" style:parent-style-name="Text_20_body" style:list-style-name="L9">
      <style:text-properties style:text-underline-style="none"/>
    </style:style>
    <style:style style:name="P26" style:family="paragraph" style:parent-style-name="Text_20_body" style:list-style-name="L11">
      <style:text-properties style:text-underline-style="none"/>
    </style:style>
    <style:style style:name="P27" style:family="paragraph" style:parent-style-name="Text_20_body" style:list-style-name="L11">
      <style:text-properties style:text-underline-style="none" fo:background-color="transparent"/>
    </style:style>
    <style:style style:name="P28" style:family="paragraph" style:parent-style-name="Text_20_body" style:list-style-name="L5">
      <style:paragraph-properties fo:margin-left="1.251cm" fo:margin-right="0cm" fo:text-indent="0cm" style:auto-text-indent="false"/>
    </style:style>
    <style:style style:name="P29" style:family="paragraph" style:parent-style-name="Text_20_body" style:list-style-name="L7">
      <style:paragraph-properties fo:margin-left="1.251cm" fo:margin-right="0cm" fo:text-indent="0cm" style:auto-text-indent="false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fo:font-size="9pt" style:text-underline-style="none" style:font-size-asian="9pt" style:font-size-complex="9pt"/>
    </style:style>
    <style:style style:name="P31" style:family="paragraph" style:parent-style-name="Text_20_body" style:list-style-name="L8">
      <style:paragraph-properties fo:margin-left="0cm" fo:margin-right="0cm" fo:text-indent="0cm" style:auto-text-indent="false"/>
      <style:text-properties fo:background-color="transparent"/>
    </style:style>
    <style:style style:name="P32" style:family="paragraph" style:parent-style-name="Text_20_body" style:list-style-name="L10">
      <style:paragraph-properties fo:margin-left="0cm" fo:margin-right="0cm" fo:margin-top="0cm" fo:margin-bottom="0.101cm" fo:text-indent="0cm" style:auto-text-indent="false"/>
      <style:text-properties style:text-underline-style="none"/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style:font-name="Arial" fo:font-style="normal" style:font-style-asian="normal" style:font-style-complex="normal"/>
    </style:style>
    <style:style style:name="T9" style:family="text">
      <style:text-properties style:font-name="Arial" fo:font-style="normal" style:font-style-asian="normal" style:font-style-complex="normal"/>
    </style:style>
    <style:style style:name="T10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style:text-underline-style="none" fo:background-color="transparent"/>
    </style:style>
    <style:style style:name="T14" style:family="text">
      <style:text-properties fo:font-weight="normal" fo:background-color="transparent" style:font-weight-asian="normal" style:font-weight-complex="normal"/>
    </style:style>
    <style:style style:name="T15" style:family="text">
      <style:text-properties fo:font-weight="normal" fo:background-color="#ff996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3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3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3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3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3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3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3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3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3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34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Érzékelés, Észlelés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Nonprofit szabályrendszer a M* világához<text:line-break/>Ailtas, 2008</text:p>
      <text:p text:style-name="P13"/>
      <text:p text:style-name="P13"/>
      <text:p text:style-name="P13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4"/>
      <text:p text:style-name="P14"><text:s/><text:span text:style-name="T9">Creative Commons License</text:span></text:p>
      <text:p text:style-name="P15">Ezen dokumentum maga, továbbá részletei, vagy másolatai kizárólag a Creative Commons</text:p>
      <text:p text:style-name="P13"><text:a xlink:type="simple" xlink:href="http://creativecommons.org/licenses/by-nc-sa/2.5/hu/"><text:span text:style-name="T10">Nevezd meg!-Ne add el!-Így add tovább! 2.5 Magyarország</text:span></text:a></text:p>
      <text:p text:style-name="P2"><text:span text:style-name="T9">Licenc feltételeinek megfelelően használható fel</text:span>. </text:p>
      <text:p text:style-name="P7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36">Tartalomjegyzék</text:p>
          </text:index-title>
          <text:p text:style-name="P35">Érzékelés, észlelés<text:tab/>3</text:p>
          <text:p text:style-name="P34">(1) Tág értelmezés<text:tab/>3</text:p>
          <text:p text:style-name="P34">(2) Érzékek<text:tab/>3</text:p>
          <text:p text:style-name="P34">(3) Észlelés<text:tab/>4</text:p>
          <text:p text:style-name="P33">Milyen Tulajdonsággal dobjuk a próbát?<text:tab/>4</text:p>
          <text:p text:style-name="P33">(3a) Harcot megelőző szituáció<text:tab/>4</text:p>
          <text:p text:style-name="P33">(3b) Nem harci szituáció<text:tab/>4</text:p>
        </text:index-body>
      </text:table-of-content>
      <text:p text:style-name="Text_20_body"/>
      <text:h text:style-name="P1" text:outline-level="1">Érzékelés, észlelés</text:h>
      <text:p text:style-name="P17">Bevezető</text:p>
      <text:h text:style-name="Heading_20_2" text:outline-level="2">(1) Tág értelmezés</text:h>
      <text:p text:style-name="Text_20_body"><text:s/>Észlelés és Érzékelés (nem csak képzettség szintjén!) tágan értelmezve (Hatodik érzék, mágikus érzékelés (pl. manában sűrű terület), pszí érzékelő diszciplínái, hangulatok megérzése (Intuíció+Emberismeret), stb) </text:p>
      <text:list text:style-name="L2">
        <text:list-item>
          <text:p text:style-name="P18">Még nem tudom, mennyire kell itt belefolyni a többi területbe (mágia/pszí), de általános szabályokat érdemes egy helyre gyűjteni </text:p>
        </text:list-item>
      </text:list>
      <text:h text:style-name="Heading_20_2" text:outline-level="2">(2) Érzékek</text:h>
      <text:p text:style-name="Text_20_body">Érzékszervektől (látás, hallás, szaglás, ízlelés) függő - NEM észrevevős! - próba, például elolvasni egy távoli feliratot Ez Tulajdonságpróba (Látás). </text:p>
      <text:p text:style-name="Text_20_body">Az Érzékek <text:span text:style-name="T14">Származtatott Tulajdonságok, 6 van belőlük (lásd alább)! Értékük kezdetben megegyezik a Tulajdonság értékével, amiből származtattuk őket. Első szinten a karakter </text:span></text:p>
      <text:list text:style-name="L3">
        <text:list-item>
          <text:p text:style-name="P20">Intuíció (Fogékonyságból) (ez gyakorlatilag a 6.érzék)</text:p>
        </text:list-item>
        <text:list-item>
          <text:p text:style-name="P20">Látás, Hallás, Szaglás, Tapintás, Ízlelés (Edzettségből)</text:p>
        </text:list-item>
      </text:list>
      <text:p text:style-name="P19"><text:line-break/>Karakteralkotáskor (és csak akkor!) lehetőség van az egyes érzékek növelésére KP-ból:</text:p>
      <text:p text:style-name="P21">Intuíció : 15KP / pont</text:p>
      <text:p text:style-name="P21">Látás: 12KP / pont</text:p>
      <text:p text:style-name="P21">Hallás: 10KP / pont</text:p>
      <text:p text:style-name="P21">Szaglás: 10KP / pont</text:p>
      <text:p text:style-name="P21">Ízlelés: 6KP / pont</text:p>
      <text:p text:style-name="P21">Tapintás: 5KP / pont</text:p>
      <text:p text:style-name="P19"/>
      <text:p text:style-name="Text_20_body"><text:span text:style-name="T14">A fajok bónuszai úgy alakulnak, hogy kötelezően meg kell venniük azokat. Pl. egy elfnek Látásra és Hallásra +2 bónusza van.</text:span><text:span text:style-name="T15"> Ez 24 + 20 = 44 KP</text:span></text:p>
      <text:p text:style-name="P19">Ez lehet h durva, de még finomítunk (lehet h +1 kötelező is elég)</text:p>
      <text:p text:style-name="P19"><text:line-break/>Példa: Tetves Edzettsége +3, Fogékonysága +1</text:p>
      <text:p text:style-name="P19">Ekkor Intuíciója: +1, többi érzéke +3</text:p>
      <text:p text:style-name="P19">Ha növelni akarja Látását +5-re (3-ról), akkor arra 2x12=24 KP-t kell költenie.</text:p>
      <text:h text:style-name="Heading_20_2" text:outline-level="2"><text:soft-page-break/>(3) Észlelés</text:h>
      <text:p text:style-name="Text_20_body">Idézet az Észlelés képzettség leírásából:</text:p>
      <text:p text:style-name="Standard"><text:s/><text:span text:style-name="T12">Az Észlelés valaminek az észrevételét takarja. Ez lehet egy villanó tőr, egy meglapuló merénylő a lombok közt, egy árulkodó súrlódó nesz. Fontos, hogy az Észlelés csak a momentum észrevételt jelenti, annak értelmezését nem! Az a játékos feladata, melyet esetleg megkönnyíthet a Nyomolvasás képzettség. </text:span></text:p>
      <text:p text:style-name="P11">Megkülönböztetünk Harcot megelőző és harcon kívüli észlelés szituációt, valamint ezeken belül aktív és passzív észlelést.</text:p>
      <text:list text:style-name="L4">
        <text:list-item>
          <text:p text:style-name="P22">Aktív észlelés</text:p>
        </text:list-item>
      </text:list>
      <text:p text:style-name="P16">Azaz az "észreveszem-e?" jellegű szitációk </text:p>
      <text:list text:style-name="L5">
        <text:list-item>
          <text:p text:style-name="P28">a karakter rákérdez, hogy érzékel-e egy konkrét dolgot </text:p>
        </text:list-item>
        <text:list-item>
          <text:p text:style-name="P28">a karakter jelzi, hogy kifejezetten érzékeire figyel most (általánosságban) </text:p>
        </text:list-item>
      </text:list>
      <text:list text:style-name="L6">
        <text:list-item>
          <text:p text:style-name="P23">Passzív észlelés</text:p>
        </text:list-item>
      </text:list>
      <text:p text:style-name="P16">feltűnik neki valami anélkül, hogy kifejezetten kereste volna/figyelt volna rá </text:p>
      <text:list text:style-name="L7">
        <text:list-item>
          <text:p text:style-name="P29">Pl. orgyilkos a háta mögött (Intuíció+Észlelés) , vagy<text:span text:style-name="T12">a nemesúrnak álbajusza van; <text:s/>mérgezett az étel, stb. </text:span></text:p>
        </text:list-item>
      </text:list>
      <text:h text:style-name="Heading_20_3" text:outline-level="3">Milyen Tulajdonsággal dobjuk a próbát?</text:h>
      <text:list text:style-name="L8">
        <text:list-item>
          <text:p>Észlelés + Edzettség <text:s text:c="3"/>: Követik-e? ; Észreveszi-e a ruha alatt villanó tőrt? </text:p>
        </text:list-item>
        <text:list-item>
          <text:p text:style-name="P31">Észlelés + Intelligencia <text:s/>: Rájön-e, hogy mit vett észre? (az igazi szakáll nem nő így pl.) </text:p>
        </text:list-item>
      </text:list>
      <text:h text:style-name="Heading_20_3" text:outline-level="3">(3a) Harcot megelőző szituáció</text:h>
      <text:p text:style-name="P10"><text:s/>Itt ellenpróbát dobnak a felek: <text:s/><text:span text:style-name="T11">Lopakodás/rejtőzés <text:s/>vs <text:s/>Észlelés</text:span></text:p>
      <text:p text:style-name="P24">(ilyen szituban a Lopakodás/rejtőzést általában Ügyességgel, az Észlelést pedig Intuícióval dobjuk)</text:p>
      <text:list text:style-name="L9">
        <text:list-item>
          <text:p text:style-name="P25">Ha az észlelő passzívan figyel, mikor a támadás éri: <text:s/>alap ellenpróba</text:p>
        </text:list-item>
      </text:list>
      <text:p text:style-name="P30">(alapeset leírását és a próba körülményeit, módosítóit lásd a Lopakodás/rejtőzés képesség leírásánál!)</text:p>
      <text:list text:style-name="L10">
        <text:list-item>
          <text:p text:style-name="P32">Ha az észlelő odafigyel, számít a támadásra: <text:span text:style-name="T11">+3</text:span> jár a próbájára</text:p>
        </text:list-item>
      </text:list>
      <text:h text:style-name="Heading_20_3" text:outline-level="3">(3b) Nem harci szituáció</text:h>
      <text:p text:style-name="Text_20_body">Sima próbadobás adott nehézségre (KM határozza meg)</text:p>
      <text:list text:style-name="L11">
        <text:list-item>
          <text:p text:style-name="P26">Ha az észlelés passzív: alap nehézség ellen dob</text:p>
        </text:list-item>
        <text:list-item>
          <text:p text:style-name="P27">Ha az észlelés aktív: egy kategóriával (<text:span text:style-name="T11">-3</text:span>) csökken a nehézség</text:p>
        </text:list-item>
      </text:list>
      <text:p text:style-name="P12"><text:span text:style-name="T1">Fontos </text:span><text:span text:style-name="T2">megjegyzés</text:span><text:span text:style-name="T13">: Ne keverjük az Észlelés próbát az Érzékekre (származtatott tulajdonságok) dobott Tulajdonságpróbával! Pl. elolvasni egy távoli feliratot: Látásra dobott tulajdonságpróba, nem képzettségpróba, mert ez egy érzék‑függő próba, tanult ismereteknek itt nem jut szerep! </text:span></text:p>
      <text:p text:style-name="P6">Az viszont igaz, hogy az Észlelés képzettségpróba dobásakor legtöbbször a fenti Érzékeket használjuk a próbadobáshoz (pl. Látás+Észlelés) </text:p>
      <text:p text:style-name="Text_20_body"/>
      <text:p text:style-name="Text_20_body"><text:soft-page-break/>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</text:p>
      <text:p text:style-name="P4">Creative Commons License</text:p>
      <text:p text:style-name="P3"><text:span text:style-name="T8">Ezen dokumentum maga, továbbá részletei, vagy másolatai kizárólag a Creative Commons <text:s/>„Nevezd meg!-Ne add el!-Így add tovább! 2.5 Magyarország” </text:span><text:span text:style-name="_5b_RPG_5d__20_Áthúzott"><text:span text:style-name="T7">Licenc feltételeinek megfelelően használható fel</text:span></text:span><text:span text:style-name="_5b_RPG_5d__20_Áthúzott"><text:span text:style-name="T3">. </text:span></text:span></text:p>
      <text:p text:style-name="P3"><text:span text:style-name="_5b_RPG_5d__20_Áthúzott"><text:span text:style-name="T4">Ailtas, 2008 </text:span></text:span></text:p>
      <text:p text:style-name="P3"><text:span text:style-name="_5b_RPG_5d__20_Áthúzott"><text:span text:style-name="T5">(</text:span></text:span><text:span text:style-name="_5b_RPG_5d__20_Áthúzott"><text:span text:style-name="T6">CC</text:span></text:span><text:span text:style-name="_5b_RPG_5d__20_Áthúzott"><text:span text:style-name="T5">(BY-NC-SA))</text:span></text:span><text:span text:style-name="_5b_RPG_5d__20_Áthúzott"><text:span text:style-name="T4"> Fekete Bálint, 2008</text:span></text:span></text:p>
      <text:p text:style-name="P3"><text:span text:style-name="_5b_RPG_5d__20_Áthúzott"><text:span text:style-name="T4">--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596cm" fo:margin-bottom="0.73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szabályrendszer</dc:title>
    <dc:subject>Érzékelés, Észlelés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69" meta:word-count="596" meta:character-count="4232"/>
  </office:meta>
</office:document-meta>
</file>